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 fo:letter-spacing="normal"/>
    </style:style>
    <style:style style:name="P2" style:family="paragraph" style:parent-style-name="Standard">
      <style:text-properties style:font-name="Times" fo:font-size="12pt" fo:letter-spacing="normal" fo:font-weight="normal" officeooo:rsid="0079048c" officeooo:paragraph-rsid="0079048c" style:font-weight-asian="normal" style:font-weight-complex="normal"/>
    </style:style>
    <style:style style:name="P3" style:family="paragraph" style:parent-style-name="Standard">
      <style:text-properties style:font-name="Times" fo:font-size="12pt" fo:letter-spacing="normal" officeooo:rsid="001ad05a" officeooo:paragraph-rsid="001ad05a"/>
    </style:style>
    <style:style style:name="P4" style:family="paragraph" style:parent-style-name="Standard">
      <style:text-properties style:font-name="Times" fo:font-size="12pt" fo:letter-spacing="normal" officeooo:rsid="0079048c" officeooo:paragraph-rsid="0079048c"/>
    </style:style>
    <style:style style:name="P5" style:family="paragraph" style:parent-style-name="Standard">
      <style:text-properties style:font-name="Times" fo:font-size="12pt" fo:letter-spacing="normal" officeooo:paragraph-rsid="0079048c"/>
    </style:style>
    <style:style style:name="P6" style:family="paragraph" style:parent-style-name="Standard">
      <style:text-properties style:font-name="Times" fo:font-size="12pt" fo:letter-spacing="normal" fo:font-weight="bold" officeooo:rsid="002135e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" fo:font-size="18pt" fo:letter-spacing="normal" fo:font-weight="bold"/>
    </style:style>
    <style:style style:name="P8" style:family="paragraph" style:parent-style-name="Standard">
      <style:text-properties style:font-name="Times" fo:font-size="14pt" fo:letter-spacing="normal" fo:font-weight="bold"/>
    </style:style>
    <style:style style:name="P9" style:family="paragraph" style:parent-style-name="Standard">
      <style:text-properties style:font-name="Times" fo:font-size="14pt" fo:letter-spacing="normal" fo:font-weight="bold" officeooo:rsid="0079048c" officeooo:paragraph-rsid="0079048c"/>
    </style:style>
    <style:style style:name="P10" style:family="paragraph" style:parent-style-name="Standard" style:list-style-name="L1">
      <style:text-properties style:font-name="Times" fo:font-size="12pt" fo:letter-spacing="normal" fo:font-weight="normal" officeooo:rsid="0079048c" officeooo:paragraph-rsid="0079048c" style:font-weight-asian="normal" style:font-weight-complex="normal"/>
    </style:style>
    <style:style style:name="P11" style:family="paragraph" style:parent-style-name="Standard" style:list-style-name="L1">
      <style:text-properties style:font-name="Times" fo:font-size="12pt" fo:letter-spacing="normal" fo:font-weight="normal" officeooo:rsid="007a759f" officeooo:paragraph-rsid="007a759f" style:font-weight-asian="normal" style:font-weight-complex="normal"/>
    </style:style>
    <style:style style:name="P12" style:family="paragraph" style:parent-style-name="Standard">
      <style:text-properties style:font-name="Times" fo:font-size="12pt" fo:letter-spacing="normal" fo:font-weight="normal" officeooo:rsid="007aa337" officeooo:paragraph-rsid="007aa337" style:font-weight-asian="normal" style:font-weight-complex="normal"/>
    </style:style>
    <style:style style:name="T1" style:family="text">
      <style:text-properties officeooo:rsid="0068ecb8"/>
    </style:style>
    <style:style style:name="T2" style:family="text">
      <style:text-properties officeooo:rsid="006a3230"/>
    </style:style>
    <style:style style:name="T3" style:family="text">
      <style:text-properties officeooo:rsid="0079048c"/>
    </style:style>
    <style:style style:name="T4" style:family="text">
      <style:text-properties officeooo:rsid="002135e5"/>
    </style:style>
    <style:style style:name="T5" style:family="text">
      <style:text-properties officeooo:rsid="007aa3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IZOP: FAULT TREE <text:span text:style-name="T1">VIEWPORT</text:span> SPEC: <text:span text:style-name="T2">ACTION ITEMS</text:span></text:p>
      <text:p text:style-name="P1"/>
      <text:p text:style-name="P3">Level: <text:span text:style-name="T3">4</text:span></text:p>
      <text:p text:style-name="P4">Spec number: 441</text:p>
      <text:p text:style-name="P1">Revision: 0.1</text:p>
      <text:p text:style-name="P1">Date: <text:span text:style-name="T3">12 Jun 2020</text:span></text:p>
      <text:p text:style-name="P1"/>
      <text:p text:style-name="P1">Peter Clarke</text:p>
      <text:p text:style-name="P1"/>
      <text:p text:style-name="P8">OVERVIEW</text:p>
      <text:p text:style-name="P4">This document describes the implementation of internationalization (i18n) in Vizop. i18n is achieved using Python's standard gettext module.</text:p>
      <text:p text:style-name="P1"/>
      <text:p text:style-name="P1"/>
      <text:p text:style-name="P9">TRANSLATABLE MESSAGES</text:p>
      <text:p text:style-name="P1"/>
      <text:p text:style-name="P4">Visible messages to the user are marked as translatable using the _() function. This is mapped to gettext.gettext().</text:p>
      <text:p text:style-name="P4"/>
      <text:p text:style-name="P6"/>
      <text:p text:style-name="P9">IMPLEMENTING LOCALES</text:p>
      <text:p text:style-name="P5"/>
      <text:p text:style-name="P2"><text:span text:style-name="T4">T</text:span>o implement a locale, all translatable messages must be translated. This is done one time by a human translator.</text:p>
      <text:p text:style-name="P2"/>
      <text:p text:style-name="P2">To generate a list of messages requiring translation: use command-line app Babel. Details here: <text:a xlink:type="simple" xlink:href="http://babel.pocoo.org/en/latest/cmdline.html#cmdline" text:style-name="Internet_20_link" text:visited-style-name="Visited_20_Internet_20_Link">http://babel.pocoo.org/en/latest/cmdline.html#cmdline</text:a></text:p>
      <text:p text:style-name="P2"/>
      <text:list xml:id="list2552379779" text:style-name="L1">
        <text:list-item>
          <text:p text:style-name="P10">Install module babel: <text:s/>sudo pip install Babel</text:p>
        </text:list-item>
        <text:list-item>
          <text:p text:style-name="P10">Extract a catalogue of translatable messages: pybabel extract &lt;folder containing all Python modules in the application&gt; -o &lt;path to save new catalogue file&gt;<text:line-break/>This will produce a .mo file.</text:p>
        </text:list-item>
        <text:list-item>
          <text:p text:style-name="P11">This can be converted into another text file (forgot details) <text:span text:style-name="T5">(this step can be skipped)</text:span></text:p>
        </text:list-item>
        <text:list-item>
          <text:p text:style-name="P11">I have written a Python script to convert this into an Excel file containing a list of texts to be translated: ConvertPhraseListToExcel.p<text:span text:style-name="T5">y.</text:span></text:p>
        </text:list-item>
      </text:list>
      <text:p text:style-name="P12"/>
      <text:p text:style-name="P12">Remaining problem: at some stage (probably step 2), any non-ASCII characters such as ≥ get l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meta:initial-creator>Peter Clarke</meta:initial-creator>
    <dc:date>2020-06-25T16:59:26.887153883</dc:date>
    <meta:editing-duration>P2DT14H58M5S</meta:editing-duration>
    <meta:editing-cycles>81</meta:editing-cycles>
    <meta:document-statistic meta:table-count="0" meta:image-count="0" meta:object-count="0" meta:page-count="1" meta:paragraph-count="18" meta:word-count="188" meta:character-count="1240" meta:non-whitespace-character-count="1073"/>
  </office:meta>
</office:document-meta>
</file>